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Processing<text:tab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For each datasource:</text:p>
            <text:list text:style-name="L2">
              <text:list-item>
                <text:p text:style-name="P1">Automatically generate topic groups using Latent Dirichlet Allocation</text:p>
              </text:list-item>
              <text:list-item>
                <text:p text:style-name="P1">Each document given topic distribution</text:p>
              </text:list-item>
              <text:list-item>
                <text:p text:style-name="P1">Each topic given word relevance distribution</text:p>
              </text:list-item>
              <text:list-item>
                <text:p text:style-name="P1">Each topic is the basis for an ontological class</text:p>
              </text:list-item>
              <text:list-item>
                <text:p text:style-name="P1">Each datasource considered separate ontology</text:p>
                <text:p text:style-name="P1"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3">
              <text:list-item>
                <text:p>Map abstract topics onto OpenCyc ontology</text:p>
              </text:list-item>
              <text:list-item>
                <text:p>Extract semantic label for each topic</text:p>
              </text:list-item>
              <text:list-item>
                <text:p>Allows for user specified domain-based ontology generation</text:p>
              </text:list-item>
              <text:list-item>
                <text:p>Link data-source ontologies via OpenCyc semantics</text:p>
              </text:list-item>
              <text:list-item>
                <text:p>Tie structured data (crime database, chemical info, etc.) into ontologies using topic key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4T12:07:39.801612000</meta:creation-date>
    <dc:date>2014-08-24T13:16:49.541377000</dc:date>
    <meta:editing-duration>PT38M32S</meta:editing-duration>
    <meta:editing-cycles>5</meta:editing-cycles>
    <meta:generator>LibreOffice/4.3.0.4$MacOSX_X86_64 LibreOffice_project/62ad5818884a2fc2e5780dd45466868d41009ec0</meta:generator>
    <meta:document-statistic meta:object-count="29"/>
  </office:meta>
</office:document-meta>
</file>